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style mathsize="8pt">
            <mrow>
              <mrow>
                <mi>m</mi>
                <mo stretchy="false">=</mo>
                <mtext> nombres de données    |    </mtext>
              </mrow>
              <mrow>
                <mi>L</mi>
                <mo stretchy="false">=</mo>
                <mtext> Log Loss</mtext>
              </mrow>
            </mrow>
          </mstyle>
        </mtd>
      </mtr>
      <mtr>
        <mtd>
          <mstyle mathsize="8pt">
            <mrow>
              <mrow>
                <msub>
                  <mi>a</mi>
                  <mi>i</mi>
                </msub>
                <mo stretchy="false">=</mo>
                <mtext> sortie n°i    |    </mtext>
              </mrow>
              <mrow>
                <msup>
                  <mi>y</mi>
                  <mi>i</mi>
                </msup>
                <mo stretchy="false">=</mo>
                <mtext> donnée n°i</mtext>
              </mrow>
            </mrow>
          </mstyle>
        </mtd>
      </mtr>
      <mtr>
        <mtd>
          <mrow/>
        </mtd>
      </mtr>
      <mtr>
        <mtd>
          <mrow/>
        </mtd>
      </mtr>
      <mtr>
        <mtd>
          <mrow>
            <mrow>
              <mi>z</mi>
              <mo stretchy="false">=</mo>
              <msub>
                <mi>w</mi>
                <mn>1</mn>
              </msub>
            </mrow>
            <mrow>
              <msub>
                <mi>x</mi>
                <mn>1</mn>
              </msub>
              <mo stretchy="false">+</mo>
              <msub>
                <mi>w</mi>
                <mn>2</mn>
              </msub>
            </mrow>
            <mrow>
              <msub>
                <mi>x</mi>
                <mn>2</mn>
              </msub>
              <mo stretchy="false">+</mo>
              <mi>b</mi>
            </mrow>
          </mrow>
        </mtd>
      </mtr>
      <mtr>
        <mtd>
          <mrow>
            <mi>a</mi>
            <mo stretchy="false">=</mo>
            <mfrac>
              <mn>1</mn>
              <mrow>
                <mn>1</mn>
                <mo stretchy="false">+</mo>
                <msup>
                  <mi>e</mi>
                  <mrow>
                    <mo stretchy="false">−</mo>
                    <mi>z</mi>
                  </mrow>
                </msup>
              </mrow>
            </mfrac>
          </mrow>
        </mtd>
      </mtr>
      <mtr>
        <mtd>
          <mrow>
            <mrow>
              <mi>L</mi>
              <mo stretchy="false">=</mo>
              <mfrac>
                <mrow>
                  <mo stretchy="false">−</mo>
                  <mn>1</mn>
                </mrow>
                <mi>m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p>
                <mi>y</mi>
                <mrow>
                  <mo fence="true" form="prefix" stretchy="false">(</mo>
                  <mrow>
                    <mi>i</mi>
                  </mrow>
                  <mo fence="true" form="postfix" stretchy="false">)</mo>
                </mrow>
              </msup>
            </mrow>
            <mi>log</mi>
            <mrow>
              <mrow>
                <mo fence="true" form="prefix" stretchy="false">(</mo>
                <mrow>
                  <msup>
                    <mi>a</mi>
                    <mrow>
                      <mo fence="true" form="prefix" stretchy="false">(</mo>
                      <mrow>
                        <mi>i</mi>
                      </mrow>
                      <mo fence="true" form="postfix" stretchy="false">)</mo>
                    </mrow>
                  </msup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sup>
                      <mi>y</mi>
                      <mrow>
                        <mo fence="true" form="prefix" stretchy="false">(</mo>
                        <mrow>
                          <mi>i</mi>
                        </mrow>
                        <mo fence="true" form="postfix" stretchy="false">)</mo>
                      </mrow>
                    </msup>
                  </mrow>
                </mrow>
                <mo fence="true" form="postfix" stretchy="false">)</mo>
              </mrow>
            </mrow>
            <mi>log</mi>
            <mrow>
              <mo fence="true" form="prefix" stretchy="false">(</mo>
              <mrow>
                <mrow>
                  <mn>1</mn>
                  <mo stretchy="false">−</mo>
                  <msup>
                    <mi>a</mi>
                    <mrow>
                      <mo fence="true" form="prefix" stretchy="false">(</mo>
                      <mrow>
                        <mi>i</mi>
                      </mrow>
                      <mo fence="true" form="postfix" stretchy="false">)</mo>
                    </mrow>
                  </msup>
                </mrow>
              </mrow>
              <mo fence="true" form="postfix" stretchy="false">)</mo>
            </mrow>
          </mrow>
        </mtd>
      </mtr>
      <mtr>
        <mtd>
          <mrow>
            <mrow>
              <mi>W</mi>
              <mo stretchy="false">=</mo>
              <mrow>
                <mi>W</mi>
                <mo stretchy="false">−</mo>
                <mi>α</mi>
              </mrow>
            </mrow>
            <mfrac>
              <mrow>
                <mo stretchy="false">∂</mo>
                <mi>L</mi>
              </mrow>
              <mrow>
                <mo stretchy="false">∂</mo>
                <mi>W</mi>
              </mrow>
            </mfrac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frac>
                <mn>1</mn>
                <mi>m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form="prefix" stretchy="false">(</mo>
                <mrow>
                  <mrow>
                    <msup>
                      <mi>a</mi>
                      <mrow>
                        <mo fence="true" form="prefix" stretchy="false">(</mo>
                        <mrow>
                          <mn>1</mn>
                        </mrow>
                        <mo fence="true" form="postfix" stretchy="false">)</mo>
                      </mrow>
                    </msup>
                    <mo stretchy="false">−</mo>
                    <msup>
                      <mi>y</mi>
                      <mrow>
                        <mo fence="true" form="prefix" stretchy="false">(</mo>
                        <mrow>
                          <mn>1</mn>
                        </mrow>
                        <mo fence="true" form="postfix" stretchy="false">)</mo>
                      </mrow>
                    </msup>
                  </mrow>
                </mrow>
                <mo fence="true" form="postfix" stretchy="false">)</mo>
              </mrow>
            </mrow>
            <msubsup>
              <mi>x</mi>
              <mn>1</mn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</mrow>
        </mtd>
      </mtr>
      <mtr>
        <mtd>
          <mrow>
            <mrow>
              <mi>b</mi>
              <mo stretchy="false">=</mo>
              <mrow>
                <mi>b</mi>
                <mo stretchy="false">−</mo>
                <mi>α</mi>
              </mrow>
            </mrow>
            <mfrac>
              <mrow>
                <mo stretchy="false">∂</mo>
                <mi>L</mi>
              </mrow>
              <mrow>
                <mo stretchy="false">∂</mo>
                <mi>b</mi>
              </mrow>
            </mfrac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style mathsize="18pt">
            <mstyle mathvariant="bold">
              <munder accentunder="true">
                <mrow>
                  <mi mathvariant="italic">Descente</mi>
                  <mi mathvariant="italic">de</mi>
                  <mi mathvariant="italic">gradient</mi>
                </mrow>
                <mo>̲</mo>
              </munder>
            </mstyle>
          </mstyle>
        </mtd>
      </mtr>
      <mtr>
        <mtd>
          <mrow>
            <mrow>
              <msub>
                <mi>W</mi>
                <mrow>
                  <mi>t</mi>
                  <mo stretchy="false">+</mo>
                  <mn>1</mn>
                </mrow>
              </msub>
              <mo stretchy="false">=</mo>
              <mrow>
                <msub>
                  <mi>W</mi>
                  <mi>t</mi>
                </msub>
                <mo stretchy="false">−</mo>
                <mi>α</mi>
              </mrow>
            </mrow>
            <mfrac>
              <mrow>
                <mo stretchy="false">∂</mo>
                <mi>L</mi>
              </mrow>
              <mrow>
                <mo stretchy="false">∂</mo>
                <msub>
                  <mi>W</mi>
                  <mi>t</mi>
                </msub>
              </mrow>
            </mfrac>
          </mrow>
        </mtd>
      </mtr>
      <mtr>
        <mtd>
          <mstyle mathsize="8pt">
            <mrow>
              <mtext>où : </mtext>
              <mi>W</mi>
              <mtext> est le paramètre à un instant en indice</mtext>
            </mrow>
          </mstyle>
        </mtd>
      </mtr>
      <mtr>
        <mtd>
          <mstyle mathsize="8pt">
            <mrow>
              <mi>α</mi>
              <mtext> est le pas d'apprentissage (positif)</mtext>
            </mrow>
          </mstyle>
        </mtd>
      </mtr>
      <mtr>
        <mtd>
          <mstyle mathsize="8pt">
            <mrow>
              <mfrac>
                <mrow>
                  <mo stretchy="false">∂</mo>
                  <mi>L</mi>
                </mrow>
                <mrow>
                  <mo stretchy="false">∂</mo>
                  <msub>
                    <mi>W</mi>
                    <mi>t</mi>
                  </msub>
                </mrow>
              </mfrac>
              <mtext> est le gradient à l'instant </mtext>
              <mi>t</mi>
            </mrow>
          </mstyle>
        </mtd>
      </mtr>
      <mtr>
        <mtd>
          <mrow/>
        </mtd>
      </mtr>
      <mtr>
        <mtd>
          <mrow/>
        </mtd>
      </mtr>
    </mtable>
    <annotation encoding="StarMath 5.0">size 8 { m = " nombres de données    |    " L = " Log Loss" } newline
size 8 { a_i = " sortie n°i    |    " y^i = " donnée n°i" } newline
newline newline


z = w_1 x_1 +  w_2 x_2 + b newline
a = 1 over { 1 + e^-z } newline
L = -1 over m  sum from i=1 to m y^(i) log(a^(i)) + (1 - y^(i)) log(1 - a^(i)) newline
W = W - %alpha {partial L} over {partial W} newline
{partial L} over {partial W_1} = 1 over m  sum from i=1 to m (a^(1) - y^(1))x_1^(1) newline
b = b - %alpha {partial L} over {partial b} newline
newline newline newline newline


size 18 bold underline { Descente de gradient } newline
W_{t+1} = W_t - %alpha {partial L}over{partial W_t} newline
size 8 { "où : " W" est le paramètre à un instant en indice" } newline
size 8 { %alpha " est le pas d'apprentissage (positif)" } newline
size 8 { {partial L} over {partial W_t} " est le gradient à l'instant "t } newline




newline newline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ëlien Weber</meta:initial-creator>
    <meta:creation-date>2023-02-26T16:54:45.488482290</meta:creation-date>
    <dc:date>2023-02-26T18:56:22.286716375</dc:date>
    <dc:creator>Maëlien Weber</dc:creator>
    <meta:editing-duration>PT1H28M47S</meta:editing-duration>
    <meta:editing-cycles>18</meta:editing-cycles>
    <meta:generator>LibreOffice/7.3.7.2$Linux_X86_64 LibreOffice_project/30$Build-2</meta:generator>
  </office:meta>
</office:document-meta>
</file>